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b2b2b2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9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style-name="ce8" office:value-type="string" calcext:value-type="string" table:number-columns-spanned="7" table:number-rows-spanned="1">
            <text:p>2nd March: http://www.jobs.ac.uk/job/AMX252/research-associate-climate-modelling/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4<text:span text:style-name="T1">th</text:span> March : Apply for job : https://www.reading.ac.uk/15/about/jobs/about-job-details.aspx?vacancy_id=8339729qax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wnload Model data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9th March: <text:a xlink:href="http://www.jobs.ac.uk/job/AMV137/early-career-research-fellow/" xlink:type="simple">http://www.jobs.ac.uk/job/AMV137/early-career-research-fellow/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Plot Seasonal Maps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Tools wbsite pag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8th March: https://www.reading.ac.uk/15/about/jobs/about-job-details.aspx?vacancy_id=4419499v21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Sort out phon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2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R plotting toutirials</text:p>
          </table:table-cell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cv maker into package</text:p>
          </table:table-cell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scholar grab into package</text:p>
          </table:table-cell>
          <table:table-cell table:style-name="ce12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09:37:05.43214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25T09:35:15.255568597</dc:date>
    <dc:creator>Douglas Kelley</dc:creator>
    <meta:editing-duration>P9DT2H34M57S</meta:editing-duration>
    <meta:editing-cycles>28</meta:editing-cycles>
    <meta:generator>LibreOffice/4.4.6.3$Linux_X86_64 LibreOffice_project/40m0$Build-3</meta:generator>
    <meta:document-statistic meta:table-count="2" meta:cell-count="30" meta:object-count="0"/>
  </office:meta>
</office:document-meta>
</file>